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Heading_20_1">
      <style:text-properties officeooo:rsid="001deb6a" officeooo:paragraph-rsid="001deb6a"/>
    </style:style>
    <style:style style:name="P4" style:family="paragraph" style:parent-style-name="Heading_20_1" style:master-page-name="First_20_Page">
      <style:paragraph-properties style:page-number="auto"/>
      <style:text-properties officeooo:rsid="001f07c7" officeooo:paragraph-rsid="001f07c7"/>
    </style:style>
    <style:style style:name="P5" style:family="paragraph" style:parent-style-name="Standard">
      <style:paragraph-properties fo:text-align="start" style:justify-single-word="false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officeooo:rsid="001deb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9606696" text:style-name="Outline">
        <text:list-item>
          <text:h text:style-name="P4" text:outline-level="1">CleanUp</text:h>
        </text:list-item>
        <text:list-item>
          <text:h text:style-name="P3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<text:span text:style-name="T3">13-8</text:span>-2018</text:p>
      <text:p text:style-name="Standard"/>
      <text:p text:style-name="P1">Programa:</text:p>
      <text:p text:style-name="P1"/>
      <text:p text:style-name="P1">Fuente:<text:a xlink:type="simple" xlink:href="https://hackernoon.com/clean-up-all-the-flutter-69cb308382f4" text:style-name="Internet_20_link" text:visited-style-name="Visited_20_Internet_20_Link">https://hackernoon.com/clean-up-all-the-flutter-69cb308382f4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<text:soft-page-break/>max82574971@gmail.com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 fo:font-family="'Courier New'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loext:contextual-spacing="false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loext:contextual-spacing="false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loext:contextual-spacing="false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family="'Courier New'" style:font-family-generic="roman" style:font-pitch="variable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family="'Courier New'" style:font-family-generic="roman" style:font-pitch="variable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family="'Courier New'" style:font-family-generic="roman" style:font-pitch="variable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>3</text:page-number><text:span text:style-name="MT2"><text:s/>de </text:span><text:page-count style:num-format="1">3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9-07-25T10:02:38.923511739</meta:creation-date>
    <meta:editing-duration>PT33S</meta:editing-duration>
    <meta:generator>LibreOffice/6.2.4.2$MacOSX_X86_64 LibreOffice_project/2412653d852ce75f65fbfa83fb7e7b669a126d64</meta:generator>
    <dc:date>2019-07-25T10:03:09.845990403</dc:date>
    <meta:document-statistic meta:table-count="0" meta:image-count="0" meta:object-count="0" meta:page-count="3" meta:paragraph-count="9" meta:word-count="16" meta:character-count="186" meta:non-whitespace-character-count="17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